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cheherazade" svg:font-family="Scheherazade" style:font-pitch="variable"/>
    <style:font-face style:name="SimSun" svg:font-family="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 style:master-page-name="">
      <loext:graphic-properties draw:fill="none"/>
      <style:paragraph-properties fo:margin-left="-0.25in" fo:margin-right="-0.1866in" fo:margin-top="0.0783in" fo:margin-bottom="0in" style:contextual-spacing="false" fo:line-height="115%" fo:text-align="end" style:justify-single-word="false" fo:text-indent="0in" style:auto-text-indent="false" style:page-number="auto" fo:background-color="transparent" style:writing-mode="rl-tb"/>
      <style:text-properties style:font-name="Awami Nastaliq OT" fo:font-size="10pt" fo:font-weight="normal" officeooo:rsid="004bd1a3" officeooo:paragraph-rsid="0049cfe4" fo:background-color="transparent" style:font-size-asian="10pt" style:font-weight-asian="normal" style:font-name-complex="Awami Nastaliq OT" style:font-size-complex="10pt" style:font-weight-complex="normal"/>
    </style:style>
    <style:style style:name="P2" style:family="paragraph" style:parent-style-name="Folk_20_Story_20_Body">
      <loext:graphic-properties draw:fill="none"/>
      <style:paragraph-properties fo:margin-left="-0.25in" fo:margin-right="-0.1866in" fo:margin-top="0.0783in" fo:margin-bottom="0in" style:contextual-spacing="false" fo:line-height="115%" fo:text-align="end" style:justify-single-word="false" fo:text-indent="0in" style:auto-text-indent="false" fo:background-color="transparent" style:writing-mode="rl-tb"/>
      <style:text-properties style:font-name="Awami Nastaliq OT" fo:font-size="18pt" fo:font-weight="normal" officeooo:paragraph-rsid="0049cfe4" fo:background-color="transparent" style:font-size-asian="18pt" style:font-weight-asian="normal" style:font-name-complex="Awami Nastaliq OT" style:font-size-complex="18pt" style:font-weight-complex="normal"/>
    </style:style>
    <style:style style:name="P3" style:family="paragraph" style:parent-style-name="Folk_20_Story_20_Body">
      <loext:graphic-properties draw:fill="none"/>
      <style:paragraph-properties fo:margin-left="-0.25in" fo:margin-right="-0.1866in" fo:margin-top="0.0783in" fo:margin-bottom="0in" style:contextual-spacing="false" fo:line-height="115%" fo:text-align="end" style:justify-single-word="false" fo:text-indent="0in" style:auto-text-indent="false" fo:background-color="transparent" style:writing-mode="rl-tb"/>
      <style:text-properties style:font-name="Awami Nastaliq OT" fo:font-size="18pt" fo:letter-spacing="0.0028in" fo:font-weight="normal" officeooo:rsid="00186536" officeooo:paragraph-rsid="00263619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P4" style:family="paragraph" style:parent-style-name="Folk_20_Story_20_Body">
      <loext:graphic-properties draw:fill="none"/>
      <style:paragraph-properties fo:margin-left="-0.25in" fo:margin-right="-0.1866in" fo:margin-top="0.0783in" fo:margin-bottom="0in" style:contextual-spacing="false" fo:line-height="115%" fo:text-align="end" style:justify-single-word="false" fo:text-indent="0in" style:auto-text-indent="false" fo:background-color="transparent" style:writing-mode="rl-tb"/>
      <style:text-properties style:font-name="Awami Nastaliq OT" fo:font-size="18pt" fo:letter-spacing="0.0028in" fo:font-weight="normal" officeooo:rsid="00263619" officeooo:paragraph-rsid="002c18fb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P5" style:family="paragraph" style:parent-style-name="Folk_20_Story_20_Body">
      <loext:graphic-properties draw:fill="none"/>
      <style:paragraph-properties fo:margin-left="-0.25in" fo:margin-right="-0.1866in" fo:margin-top="0.0783in" fo:margin-bottom="0in" style:contextual-spacing="false" fo:line-height="115%" fo:text-align="end" style:justify-single-word="false" fo:text-indent="0in" style:auto-text-indent="false" fo:background-color="transparent" style:writing-mode="rl-tb"/>
      <style:text-properties style:font-name="Awami Nastaliq OT" fo:font-size="18pt" fo:letter-spacing="0.0028in" fo:font-weight="normal" officeooo:rsid="002e0d15" officeooo:paragraph-rsid="00377bd9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T1" style:family="text">
      <style:text-properties officeooo:rsid="0014488b"/>
    </style:style>
    <style:style style:name="T2" style:family="text">
      <style:text-properties style:font-name-asian="Times New Roman"/>
    </style:style>
    <style:style style:name="T3" style:family="text">
      <style:text-properties style:language-complex="ur" style:country-complex="PK"/>
    </style:style>
    <style:style style:name="T4" style:family="text">
      <style:text-properties fo:color="#ff0000" loext:opacity="100%" style:language-complex="ur" style:country-complex="PK"/>
    </style:style>
    <style:style style:name="T5" style:family="text">
      <style:text-properties style:language-complex="fa" style:country-complex="IR"/>
    </style:style>
    <style:style style:name="T6" style:family="text">
      <style:text-properties style:font-name-asian="Scheherazade" style:language-complex="fa" style:country-complex="IR"/>
    </style:style>
    <style:style style:name="T7" style:family="text">
      <style:text-properties fo:color="#800080" loext:opacity="100%" style:language-complex="fa" style:country-complex="IR"/>
    </style:style>
    <style:style style:name="T8" style:family="text">
      <style:text-properties fo:letter-spacing="0.0028in" style:language-complex="fa" style:country-complex="IR" style:text-scale="109%"/>
    </style:style>
    <style:style style:name="T9" style:family="text">
      <style:text-properties fo:letter-spacing="0.0028in" style:font-name-asian="Scheherazade" style:language-complex="fa" style:country-complex="IR" style:text-scale="109%"/>
    </style:style>
    <style:style style:name="T10" style:family="text">
      <style:text-properties fo:letter-spacing="0.0028in" officeooo:rsid="00175aa8" style:language-complex="fa" style:country-complex="IR" style:text-scale="109%"/>
    </style:style>
    <style:style style:name="T11" style:family="text">
      <style:text-properties fo:letter-spacing="0.0028in" style:font-name-asian="Scheherazade" style:language-complex="ar" style:country-complex="BH" style:text-scale="109%"/>
    </style:style>
    <style:style style:name="T12" style:family="text">
      <style:text-properties style:use-window-font-color="true" loext:opacity="0%" fo:letter-spacing="0.0028in" style:font-name-asian="Scheherazade" style:language-complex="fa" style:country-complex="IR" style:text-scale="109%"/>
    </style:style>
    <style:style style:name="T13" style:family="text">
      <style:text-properties fo:letter-spacing="0.0028in" style:font-name-asian="Times New Roman" style:language-complex="fa" style:country-complex="IR" style:text-scale="109%"/>
    </style:style>
    <style:style style:name="T14" style:family="text">
      <style:text-properties officeooo:rsid="001b30ce"/>
    </style:style>
    <style:style style:name="T15" style:family="text">
      <style:text-properties style:use-window-font-color="true" loext:opacity="0%"/>
    </style:style>
    <style:style style:name="T16" style:family="text">
      <style:text-properties officeooo:rsid="00244830"/>
    </style:style>
    <style:style style:name="T17" style:family="text">
      <style:text-properties fo:font-family="'Awami Nastaliq'" style:font-pitch="variable"/>
    </style:style>
    <style:style style:name="T18" style:family="text">
      <style:text-properties officeooo:rsid="00024582"/>
    </style:style>
    <style:style style:name="T19" style:family="text">
      <style:text-properties fo:color="#000000" loext:opacity="100%" officeooo:rsid="00024582"/>
    </style:style>
    <style:style style:name="T20" style:family="text">
      <style:text-properties fo:font-family="'Awami Nastaliq'" style:font-pitch="variable" officeooo:rsid="00024582"/>
    </style:style>
    <style:style style:name="T21" style:family="text">
      <style:text-properties style:use-window-font-color="true" loext:opacity="0%" fo:font-family="'Awami Nastaliq'" style:font-pitch="variable" officeooo:rsid="00024582"/>
    </style:style>
    <style:style style:name="T22" style:family="text">
      <style:text-properties style:use-window-font-color="true" loext:opacity="0%" fo:font-family="'Awami Nastaliq'" style:font-pitch="variable" officeooo:rsid="002d59b2"/>
    </style:style>
    <style:style style:name="T23" style:family="text">
      <style:text-properties fo:color="#ff0000" loext:opacity="100%" fo:font-family="'Awami Nastaliq'" style:font-pitch="variable" officeooo:rsid="00024582"/>
    </style:style>
    <style:style style:name="T24" style:family="text">
      <style:text-properties style:use-window-font-color="true" loext:opacity="0%" fo:font-family="Arial" style:font-family-generic="roman" style:font-pitch="variable" officeooo:rsid="0068c17c" style:language-complex="ur" style:country-complex="PK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eringUnknown</text:p>
      <text:p text:style-name="P2"><text:span text:style-name="T1">Balti: </text:span>خسوس یلے<text:span text:style-name="T2"> </text:span>کسل<text:span text:style-name="T2"> </text:span>کُن <text:span text:style-name="T2"><text:s/></text:span>اِنسُوک <text:s/>بُوی<text:span text:style-name="T2"> </text:span>سکیس<text:span text:style-name="T2"> </text:span>لے<text:span text:style-name="T2"> </text:span>کسل <text:s/>یری <text:s/><text:span text:style-name="T3">زیرس فرُو <text:s/></text:span><text:span text:style-name="T4">بادشاہ</text:span><text:span text:style-name="T3"> </text:span><text:span text:style-name="T5">بادشی یانگ</text:span><text:span text:style-name="T6"> </text:span><text:span text:style-name="T5">شخفو</text:span><text:span text:style-name="T6"> <text:s/></text:span><text:span text:style-name="T7">شوخس</text:span><text:span text:style-name="T5"> </text:span><text:span text:style-name="T3"><text:s/></text:span><text:span text:style-name="T5">چی</text:span><text:span text:style-name="T6"> </text:span><text:span text:style-name="T5">منگموے سونگس <text:s/>خسوسفی <text:s/>جلت</text:span><text:span text:style-name="T6"> </text:span><text:span text:style-name="T5">کھسکوس دے</text:span><text:span text:style-name="T6"> </text:span><text:span text:style-name="T5">ملسی</text:span><text:span text:style-name="T6"> </text:span><text:span text:style-name="T5">کھہ کھیانگ <text:s/></text:span><text:span text:style-name="T8">تھو</text:span><text:span text:style-name="T9"> </text:span><text:span text:style-name="T8">نمی <text:s/>چھوغو ہلتو</text:span><text:span text:style-name="T10">خ</text:span><text:span text:style-name="T8">سیدپا ژینُوی</text:span><text:span text:style-name="T9"> </text:span><text:span text:style-name="T8">دخون</text:span><text:span text:style-name="T9"> </text:span><text:span text:style-name="T11">زاچس</text:span><text:span text:style-name="T12"> تُھونگچس گنگمہ کُھورے</text:span><text:span text:style-name="T9"> تھد لہ م</text:span><text:span text:style-name="T12">یُول گنگمی </text:span><text:span text:style-name="T9"><text:s/>تُھوکپا سونگس تھونگ خس</text:span><text:span text:style-name="T12">مس خپیرا گنگمہ <text:s/>اونگفی <text:s/>کَھری ننگجو</text:span><text:span text:style-name="T9">نگ <text:s/>سونگس لم</text:span><text:span text:style-name="T13"> </text:span><text:span text:style-name="T9">ہلتنُوک <text:s/>دُوکس کُھوری ملسی ہرژیکمتحدائ </text:span><text:span text:style-name="T11">بیُونگما</text:span></text:p>
      <text:p text:style-name="P3">Urdu: اِنجِیل خُوشخبری ہ <text:span text:style-name="T14">م</text:span>نّجی بیشتر تعلیِم کو سے مُتعلّق یِسُوع مسِی اُسے حُکم اور فقِیہوں کو جمع کر سے <text:span text:style-name="T15">تحقِیق</text:span> کی تھی عِلاقہ کو معرفت کے کنگُرے فرشتوں کو حُکم <text:span text:style-name="T16">س</text:span> سے ٹھیس شوکت مُبارک میں تعلیِم <text:s/><text:span text:style-name="T17">تُم سُن قرض دُشمنوں</text:span></text:p>
      <text:p text:style-name="P4">Shina: <text:s/><text:span text:style-name="T18">اقوام متحدائ منڙوحقوقوں</text:span><text:span text:style-name="T19"> تھے سکولہ گہ </text:span><text:span text:style-name="T18">متُی تعلیمئ دشکر حمایت تھیگن ازادئ عزم تھیگن سانتی مݜئجی ممبر مُلکس </text:span><text:span text:style-name="T20">تو جکسہ چھپݜ لازمی سانتی مݜئجی <text:s/></text:span><text:span text:style-name="T21">کوش</text:span><text:span text:style-name="T22">ش</text:span><text:span text:style-name="T21"> تھین </text:span><text:span text:style-name="T20">انہ</text:span><text:span text:style-name="T23">سچ <text:s/>شکلئ</text:span><text:span text:style-name="T20"> <text:s text:c="3"/>نہ شکلئ </text:span></text:p>
      <text:p text:style-name="P5">Saraiki: <text:s text:c="2"/>کو سمجھوں ڄئے حقوق اسمبلی جنرل تے سمجھ عطا ڋو جھی کہیں شخص <text:span text:style-name="T15">تے ظلم ہر قسم عزتی کیتی اوندی شخصیت کوں رکھیندن </text:span><text:span text:style-name="T24">ہکوڄئیں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cheherazade" svg:font-family="Scheherazade" style:font-pitch="variable"/>
    <style:font-face style:name="SimSun" svg:font-family="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1" style:font-size-complex="12pt" style:language-complex="ar" style:country-complex="EG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5-17T15:16:45.626000000</meta:creation-date>
    <dc:date>2025-11-11T16:50:02.884634200</dc:date>
    <meta:editing-duration>PT9H21M1S</meta:editing-duration>
    <meta:editing-cycles>74</meta:editing-cycles>
    <meta:generator>LibreOffice/25.2.6.2$Windows_X86_64 LibreOffice_project/729c5bfe710f5eb71ed3bbde9e06a6065e9c6c5d</meta:generator>
    <meta:print-date>2018-11-30T16:30:35.126000000</meta:print-date>
    <meta:document-statistic meta:table-count="0" meta:image-count="0" meta:object-count="0" meta:page-count="1" meta:paragraph-count="5" meta:word-count="158" meta:character-count="849" meta:non-whitespace-character-count="670"/>
  </office:meta>
</office:document-meta>
</file>